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re Baskerville" svg:font-family="'Libre Baskerville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adff3" officeooo:paragraph-rsid="001adff3"/>
    </style:style>
    <style:style style:name="P2" style:family="paragraph" style:parent-style-name="Text_20_body">
      <style:text-properties officeooo:paragraph-rsid="00248fe3"/>
    </style:style>
    <style:style style:name="P3" style:family="paragraph" style:parent-style-name="Text_20_body">
      <style:text-properties officeooo:rsid="00272a2b" officeooo:paragraph-rsid="00272a2b"/>
    </style:style>
    <style:style style:name="P4" style:family="paragraph" style:parent-style-name="Text_20_body">
      <style:text-properties fo:font-style="italic" fo:font-weight="bold" officeooo:rsid="00272a2b" officeooo:paragraph-rsid="00272a2b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officeooo:rsid="00272a2b" officeooo:paragraph-rsid="00272a2b" style:font-style-asian="italic" style:font-style-complex="italic"/>
    </style:style>
    <style:style style:name="P6" style:family="paragraph" style:parent-style-name="Text_20_body">
      <style:text-properties fo:font-style="italic" officeooo:rsid="00278ee2" officeooo:paragraph-rsid="0028e4ba" style:font-style-asian="italic" style:font-style-complex="italic"/>
    </style:style>
    <style:style style:name="P7" style:family="paragraph" style:parent-style-name="Text_20_body">
      <style:text-properties officeooo:rsid="00278ee2" officeooo:paragraph-rsid="00278ee2"/>
    </style:style>
    <style:style style:name="P8" style:family="paragraph" style:parent-style-name="Text_20_body">
      <style:text-properties officeooo:paragraph-rsid="00278ee2"/>
    </style:style>
    <style:style style:name="P9" style:family="paragraph" style:parent-style-name="Text_20_body">
      <style:text-properties officeooo:rsid="00129c56"/>
    </style:style>
    <style:style style:name="P10" style:family="paragraph" style:parent-style-name="Text_20_body">
      <style:paragraph-properties fo:text-align="center" style:justify-single-word="false"/>
      <style:text-properties officeooo:rsid="00311acd" officeooo:paragraph-rsid="00311acd"/>
    </style:style>
    <style:style style:name="P11" style:family="paragraph" style:parent-style-name="Text_20_body">
      <style:text-properties fo:font-style="italic" officeooo:rsid="00311acd" officeooo:paragraph-rsid="00272a2b" style:font-style-asian="italic" style:font-style-complex="italic"/>
    </style:style>
    <style:style style:name="P12" style:family="paragraph" style:parent-style-name="Text_20_body">
      <style:text-properties fo:font-style="italic" officeooo:rsid="00311acd" officeooo:paragraph-rsid="0028e4ba" style:font-style-asian="italic" style:font-style-complex="italic"/>
    </style:style>
    <style:style style:name="P13" style:family="paragraph" style:parent-style-name="Text_20_body" style:list-style-name="L1">
      <style:text-properties officeooo:paragraph-rsid="001adff3"/>
    </style:style>
    <style:style style:name="P14" style:family="paragraph" style:parent-style-name="Text_20_body" style:list-style-name="L2">
      <style:text-properties fo:font-weight="bold" style:font-weight-asian="bold" style:font-weight-complex="bold"/>
    </style:style>
    <style:style style:name="T1" style:family="text">
      <style:text-properties officeooo:rsid="000f239f"/>
    </style:style>
    <style:style style:name="T2" style:family="text">
      <style:text-properties officeooo:rsid="0010ab4e"/>
    </style:style>
    <style:style style:name="T3" style:family="text">
      <style:text-properties officeooo:rsid="0011826e"/>
    </style:style>
    <style:style style:name="T4" style:family="text">
      <style:text-properties officeooo:rsid="00129c5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dff3" style:font-weight-asian="bold" style:font-weight-complex="bold"/>
    </style:style>
    <style:style style:name="T7" style:family="text">
      <style:text-properties fo:font-weight="bold" officeooo:rsid="00272a2b" style:font-weight-asian="bold" style:font-weight-complex="bold"/>
    </style:style>
    <style:style style:name="T8" style:family="text">
      <style:text-properties fo:font-weight="bold" officeooo:rsid="00278ee2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29c56" style:font-style-asian="italic" style:font-style-complex="italic"/>
    </style:style>
    <style:style style:name="T11" style:family="text">
      <style:text-properties fo:font-style="italic" officeooo:rsid="001adff3" style:font-style-asian="italic" style:font-style-complex="italic"/>
    </style:style>
    <style:style style:name="T12" style:family="text">
      <style:text-properties fo:font-style="italic" officeooo:rsid="00240615" style:font-style-asian="italic" style:font-style-complex="italic"/>
    </style:style>
    <style:style style:name="T13" style:family="text">
      <style:text-properties fo:font-style="italic" officeooo:rsid="0029cdbe" style:font-style-asian="italic" style:font-style-complex="italic"/>
    </style:style>
    <style:style style:name="T14" style:family="text">
      <style:text-properties fo:font-style="italic" officeooo:rsid="00278ee2" style:font-style-asian="italic" style:font-style-complex="italic"/>
    </style:style>
    <style:style style:name="T15" style:family="text">
      <style:text-properties fo:font-style="italic" fo:font-weight="normal" officeooo:rsid="00129c56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officeooo:rsid="0029cdbe" style:font-style-asian="italic" style:font-weight-asian="bold" style:font-style-complex="italic" style:font-weight-complex="bold"/>
    </style:style>
    <style:style style:name="T17" style:family="text">
      <style:text-properties officeooo:rsid="001adff3"/>
    </style:style>
    <style:style style:name="T18" style:family="text">
      <style:text-properties officeooo:rsid="001c7e66"/>
    </style:style>
    <style:style style:name="T19" style:family="text">
      <style:text-properties officeooo:rsid="002000a0"/>
    </style:style>
    <style:style style:name="T20" style:family="text">
      <style:text-properties officeooo:rsid="0021f87b"/>
    </style:style>
    <style:style style:name="T21" style:family="text">
      <style:text-properties officeooo:rsid="0023b37b"/>
    </style:style>
    <style:style style:name="T22" style:family="text">
      <style:text-properties officeooo:rsid="00240615"/>
    </style:style>
    <style:style style:name="T23" style:family="text">
      <style:text-properties officeooo:rsid="0024f39e"/>
    </style:style>
    <style:style style:name="T24" style:family="text">
      <style:text-properties officeooo:rsid="00278ee2"/>
    </style:style>
    <style:style style:name="T25" style:family="text">
      <style:text-properties officeooo:rsid="0029cdbe"/>
    </style:style>
    <style:style style:name="T26" style:family="text">
      <style:text-properties officeooo:rsid="002c5eb0"/>
    </style:style>
    <style:style style:name="T27" style:family="text">
      <style:text-properties officeooo:rsid="00303462"/>
    </style:style>
    <style:style style:name="T28" style:family="text">
      <style:text-properties officeooo:rsid="00311a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clamació adreçada a l’equip directiu del <text:s/><text:span text:style-name="T28">centre públic</text:span>.....................................................................................</text:p>
      <text:p text:style-name="P11">C/ ..................................................., de la localitat de ............................................... amb codi postal....................................</text:p>
      <text:p text:style-name="P5"/>
      <text:p text:style-name="P1"><text:span text:style-name="T7">FONAMENT JURÍDIC</text:span><text:span text:style-name="T5">:</text:span></text:p>
      <text:list xml:id="list344360139" text:style-name="L1">
        <text:list-item>
          <text:p text:style-name="P13"><text:span text:style-name="T4">«</text:span><text:span text:style-name="T15">Ley</text:span><text:span text:style-name="T10"> Orgánica 8/2013, de 9 de diciembre, para la mejora de la calidad educativa</text:span><text:span text:style-name="T4">» BOE </text:span>295 <text:span text:style-name="T17">de </text:span>10/12/2013<text:span text:style-name="T17"> (</text:span><text:span text:style-name="T6">LOMCE</text:span><text:span text:style-name="T17">).</text:span></text:p>
        </text:list-item>
        <text:list-item>
          <text:p text:style-name="P13"><text:span text:style-name="T17">«</text:span><text:span text:style-name="T11">Llei</text:span><text:span text:style-name="T9"> 12/2009, del 10 de juliol, d'educació</text:span><text:span text:style-name="T17">», </text:span>DOGC <text:span text:style-name="T17">5422 (</text:span><text:span text:style-name="T6">LEC</text:span><text:span text:style-name="T17">)</text:span></text:p>
          <text:p text:style-name="P13"/>
        </text:list-item>
      </text:list>
      <text:p text:style-name="P3"><text:span text:style-name="T5">EXPOSEM</text:span>:</text:p>
      <text:p text:style-name="Text_20_body">Atès que vostès estan cobrant<text:span text:style-name="T1"> quotes</text:span> opaques <text:span text:style-name="T1">a les mares i pares, i </text:span>que diuen que són una tarifa plana indivisible de material i sortides, i que d’això se’n deriva la impossibilitat d’obtenir un llistat de material escolar individual a comprar <text:span text:style-name="T19">per al nostre fill/a;</text:span> <text:span text:style-name="T3">la opacitat com regla general del preu </text:span>de les excursions i <text:span text:style-name="T3">dificultats per</text:span> pagar-les, o <text:span text:style-name="T27">no poder </text:span>contribuir <text:span text:style-name="T2">voluntàriament </text:span>a vesses per festes i celebracions.</text:p>
      <text:p text:style-name="P9">Atès que això es pot considerar il·legal per aplegar tots els conceptes inseparablement i no permetre el pagament de cap específicament, quan l’article 88.1 de la LOMCE i l’article 50.2 de la LEC són nítids en que qualsevol cobrament a les famílies ha de tenir caràcter voluntari.</text:p>
      <text:p text:style-name="Text_20_body">Atès que d’aquestes actuacions se’n deriva la imposició a les famílies de pagar per conceptes específicament prohibits a l’article 88.1 de la <text:span text:style-name="T18">LOMCE i l’article 50.2 de la LEC</text:span>, com el material fungible i no fungible de <text:span text:style-name="T23">la</text:span> aules ordinàries, d’especialistes i els espais d’aprenentatge. <text:span text:style-name="T26">Atès</text:span> que són despeses derivades <text:span text:style-name="T20">de la marxa diària de les classes </text:span>de l’ensenyament públic <text:span text:style-name="T26">universal i</text:span> gratuït, com és el cas d’infantil de segon cicle i la primària <text:span text:style-name="T20">segons l’article 5 de la LEC.</text:span></text:p>
      <text:p text:style-name="Text_20_body">Atès que es converteix en obligatori i de pagament activitats en horari lectiu com les programades a cada curs i comunitat, anar al teatre o espectacles, quan són activitats complementàries i <text:span text:style-name="T4">l’article 88.1 de la LOMCE i l’article 50.2 de la LEC </text:span>define<text:span text:style-name="T21">ixen</text:span> específicament que tindran caràcter voluntari.</text:p>
      <text:p text:style-name="Text_20_body">Atès que <text:span text:style-name="T22">el fet de</text:span> barrejar en aquestes quotes conceptes perfectament legals – <text:span text:style-name="T9">com que les famílies </text:span><text:span text:style-name="T12">ens fem</text:span><text:span text:style-name="T9"> càrrec dels llibres de text i material individual dels </text:span><text:span text:style-name="T12">nostres </text:span><text:span text:style-name="T9">infants, o </text:span><text:span text:style-name="T12">paguem</text:span><text:span text:style-name="T9"> activitats voluntàries</text:span><text:span text:style-name="T22"> –</text:span> no converteix en legals les il·legalitats esmentades sinó que en tot cas manifesta una voluntat de camuflar-les i justificar-les.</text:p>
      <text:p text:style-name="P2">Vist que vostès insisteixen en imposar una quota que considerem il·legal:</text:p>
      <text:list xml:id="list3522113589" text:style-name="L2">
        <text:list-item>
          <text:p text:style-name="P14">Poden vostès indicar en base a quina normativa específica imposen aquestes quotes que infringeixen la llei <text:span text:style-name="T17">que es desenvolupa a l’article 88 de la LOMCE i l’article 50 de la LEC, en esperit i forma</text:span>?</text:p>
        </text:list-item>
        <text:list-item>
          <text:p text:style-name="P14">Poden especificar qui és el responsable de la seva aplicació, la direcció de l’escola per iniciativa pròpia, o actuen vostès per indicació o instruccions d’instàncies superiors? <text:span text:style-name="T25">I si és el cas</text:span>, quines en concret?</text:p>
          <text:p text:style-name="P14"/>
        </text:list-item>
      </text:list>
      <text:p text:style-name="P8"><text:span text:style-name="T8">FORMA DE RESPOSTA</text:span><text:span text:style-name="T24">: </text:span><text:span text:style-name="T14">Sortida del registre, a recollir presencialment</text:span><text:span text:style-name="T24">. </text:span><text:span text:style-name="T13">Ens poden notificar la disponibilitat a l’adreça de correu electrònic </text:span><text:span text:style-name="T16">.....................................................................................................................</text:span><text:span text:style-name="T9">.</text:span></text:p>
      <text:p text:style-name="P7"/>
      <text:p text:style-name="P7">A ..............................................................., ............... de ........................................ de <text:span text:style-name="T28">20......</text:span></text:p>
      <text:p text:style-name="P12">La mare o pare de la/en .......................................... que cursa enguany ........................................:</text:p>
      <text:p text:style-name="P6"/>
      <text:p text:style-name="P10">Nom i cognoms: <text:s text:c="15"/>DNI/NIE/Passaport: <text:s text:c="18"/>Signatura:</text:p>
      <text:p text:style-name="P10">..........................................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re Baskerville" svg:font-family="'Libre Baskerville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re Baskerville" fo:font-family="'Libre Baskerville'" style:font-style-name="Normal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fo:font-size="9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0:34:19.198144194</meta:creation-date>
    <dc:date>2019-11-06T15:34:16.331655893</dc:date>
    <meta:editing-duration>PT4H34M8S</meta:editing-duration>
    <meta:editing-cycles>35</meta:editing-cycles>
    <meta:generator>LibreOffice/6.2.5.2$Linux_X86_64 LibreOffice_project/20$Build-2</meta:generator>
    <meta:document-statistic meta:table-count="0" meta:image-count="0" meta:object-count="0" meta:page-count="1" meta:paragraph-count="20" meta:word-count="476" meta:character-count="3632" meta:non-whitespace-character-count="3144"/>
  </office:meta>
</office:document-meta>
</file>